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Na tym polega</text:span><text:span text:style-name="T1"><text:line-break/></text:span><text:span text:style-name="T1">mądrość malucha</text:span><text:span text:style-name="T1"><text:line-break/></text:span><text:span text:style-name="T1">Że mamy i taty</text:span><text:span text:style-name="T1"><text:line-break/></text:span><text:span text:style-name="T1">uważnie słuch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Pilnie potrzebny</text:span><text:span text:style-name="T1"><text:line-break/></text:span><text:span text:style-name="T1">olej do głowy</text:span><text:span text:style-name="T1"><text:line-break/></text:span><text:span text:style-name="T1">Musi być święty,</text:span><text:span text:style-name="T1"><text:line-break/></text:span><text:span text:style-name="T1">nie rzepakowy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Kto innym służy,</text:span><text:span text:style-name="T1"><text:line-break/></text:span><text:span text:style-name="T1">pomaga mniejszym</text:span><text:span text:style-name="T1"><text:line-break/></text:span><text:span text:style-name="T1">Choć wie</text:span><text:span text:style-name="T1"><text:line-break/></text:span><text:span text:style-name="T1">niewiele jest</text:span><text:span text:style-name="T1"><text:line-break/></text:span><text:span text:style-name="T1"> najmądrzejszym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Pilnie potrzebny</text:span><text:span text:style-name="T1"><text:line-break/></text:span><text:span text:style-name="T1">olej do głowy</text:span><text:span text:style-name="T1"><text:line-break/></text:span><text:span text:style-name="T1">Musi być święty,</text:span><text:span text:style-name="T1"><text:line-break/></text:span><text:span text:style-name="T1">nie rzepakowy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Kto chce być mądrym</text:span><text:span text:style-name="T1"><text:line-break/></text:span><text:span text:style-name="T1">– ja, niechaj posłucha</text:span><text:span text:style-name="T1"><text:line-break/></text:span><text:span text:style-name="T1">Mądrość to prezent</text:span><text:span text:style-name="T1"><text:line-break/></text:span><text:span text:style-name="T1">Świętego Duch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Uważnie słucha</text:span><text:span text:style-name="T1"><text:line-break/></text:span><text:span text:style-name="T1">Świętego Ducha /x2</text:span><text:span text:style-name="T1"><text:line-break/></text:span><text:span text:style-name="T1">Każdy mądry o tym wie</text:span><text:span text:style-name="T1"><text:line-break/></text:span><text:span text:style-name="T1">co jest dobre a co złe</text:span><text:span text:style-name="T1"><text:line-break/></text:span><text:span text:style-name="T1">Kiedy Duch powiej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Pilnie potrzebny</text:span><text:span text:style-name="T1"><text:line-break/></text:span><text:span text:style-name="T1">olej do głowy</text:span><text:span text:style-name="T1"><text:line-break/></text:span><text:span text:style-name="T1">Musi być święty,</text:span><text:span text:style-name="T1"><text:line-break/></text:span><text:span text:style-name="T1">nie rzepakowy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7:24:39</meta:creation-date>
    <dc:creator>Rafał Talacha</dc:creator>
    <dc:date>2009-01-27T09:46:50</dc:date>
    <dc:language>pl-PL</dc:language>
    <meta:editing-cycles>5</meta:editing-cycles>
    <meta:editing-duration>PT5M49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